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39" style:master-page-name="MasterPage2" style:family="paragraph" style:name="P41">
      <style:text-properties fo:language="en" fo:country="IE"/>
      <style:paragraph-properties/>
    </style:style>
    <style:style style:family="text" style:name="T25">
      <style:text-properties fo:language="en" fo:country="IE"/>
    </style:style>
    <style:style style:family="text" style:name="T26">
      <style:text-properties fo:language="en" fo:country="IE"/>
    </style:style>
    <style:style style:parent-style-name="633" style:family="paragraph" style:name="P43">
      <style:paragraph-properties/>
    </style:style>
    <style:style style:family="text" style:name="T27">
      <style:text-properties fo:language="en" fo:country="IE"/>
    </style:style>
    <style:style style:parent-style-name="633" style:list-style-name="WWNum1" style:family="paragraph" style:name="P44">
      <style:text-properties fo:language="en" fo:country="IE"/>
      <style:paragraph-properties/>
    </style:style>
    <style:style style:family="text" style:name="T28">
      <style:text-properties fo:language="en" fo:country="IE"/>
    </style:style>
    <style:style style:family="text" style:name="T29">
      <style:text-properties fo:language="en" fo:country="IE"/>
    </style:style>
    <style:style style:parent-style-name="633" style:list-style-name="WWNum1" style:family="paragraph" style:name="P45">
      <style:text-properties fo:language="en" fo:country="IE"/>
      <style:paragraph-properties/>
    </style:style>
    <style:style style:family="text" style:name="T30">
      <style:text-properties fo:language="en" fo:country="IE"/>
    </style:style>
    <style:style style:family="text" style:name="T31">
      <style:text-properties fo:language="en" fo:country="IE"/>
    </style:style>
    <style:style style:parent-style-name="633" style:list-style-name="WWNum1" style:family="paragraph" style:name="P46">
      <style:text-properties fo:language="en" fo:country="IE"/>
      <style:paragraph-properties/>
    </style:style>
    <style:style style:family="text" style:name="T32">
      <style:text-properties fo:language="en" fo:country="IE"/>
    </style:style>
    <style:style style:family="text" style:name="T33">
      <style:text-properties fo:language="en" fo:country="IE"/>
    </style:style>
    <style:style style:parent-style-name="633" style:list-style-name="WWNum1" style:family="paragraph" style:name="P47">
      <style:text-properties fo:language="en" fo:country="IE"/>
      <style:paragraph-properties/>
    </style:style>
    <style:style style:family="text" style:name="T34">
      <style:text-properties fo:language="en" fo:country="IE"/>
    </style:style>
    <style:style style:family="text" style:name="T35">
      <style:text-properties fo:language="en" fo:country="IE"/>
    </style:style>
    <style:style style:parent-style-name="633" style:list-style-name="WWNum1" style:family="paragraph" style:name="P48">
      <style:text-properties fo:language="en" fo:country="IE"/>
      <style:paragraph-properties/>
    </style:style>
    <style:style style:family="text" style:name="T36">
      <style:text-properties fo:language="en" fo:country="IE"/>
    </style:style>
    <style:style style:family="text" style:name="T37">
      <style:text-properties fo:language="en" fo:country="IE"/>
    </style:style>
    <style:style style:parent-style-name="633" style:list-style-name="WWNum1" style:family="paragraph" style:name="P49">
      <style:text-properties fo:language="en" fo:country="IE"/>
      <style:paragraph-properties/>
    </style:style>
    <style:style style:family="text" style:name="T38">
      <style:text-properties fo:language="en" fo:country="IE"/>
    </style:style>
    <style:style style:family="text" style:name="T39">
      <style:text-properties fo:language="en" fo:country="IE"/>
    </style:style>
    <style:style style:parent-style-name="633" style:family="paragraph" style:name="P50">
      <style:text-properties fo:language="en" fo:country="IE"/>
      <style:paragraph-properties/>
    </style:style>
    <style:style style:family="text" style:name="T40">
      <style:text-properties fo:language="en" fo:country="IE"/>
    </style:style>
    <style:style style:family="text" style:name="T41">
      <style:text-properties fo:language="en" fo:country="IE"/>
    </style:style>
    <style:style style:parent-style-name="633" style:list-style-name="WWNum1" style:family="paragraph" style:name="P51">
      <style:text-properties fo:language="en" fo:country="IE"/>
      <style:paragraph-properties/>
    </style:style>
    <style:style style:family="text" style:name="T42">
      <style:text-properties fo:language="en" fo:country="IE"/>
    </style:style>
    <style:style style:family="text" style:name="T43">
      <style:text-properties fo:language="en" fo:country="IE"/>
    </style:style>
    <style:style style:parent-style-name="633" style:list-style-name="WWNum1" style:family="paragraph" style:name="P52">
      <style:text-properties fo:language="en" fo:country="IE"/>
      <style:paragraph-properties/>
    </style:style>
    <style:style style:family="text" style:name="T44">
      <style:text-properties fo:language="en" fo:country="IE"/>
    </style:style>
    <style:style style:family="text" style:name="T45">
      <style:text-properties fo:language="en" fo:country="IE"/>
    </style:style>
    <style:style style:parent-style-name="633" style:list-style-name="WWNum1" style:family="paragraph" style:name="P53">
      <style:text-properties fo:language="en" fo:country="IE"/>
      <style:paragraph-properties/>
    </style:style>
    <style:style style:family="text" style:name="T46">
      <style:text-properties fo:language="en" fo:country="IE"/>
    </style:style>
    <style:style style:family="text" style:name="T47">
      <style:text-properties fo:language="en" fo:country="IE"/>
    </style:style>
    <style:style style:parent-style-name="633" style:list-style-name="WWNum1" style:family="paragraph" style:name="P54">
      <style:text-properties fo:language="en" fo:country="IE"/>
      <style:paragraph-properties/>
    </style:style>
    <style:style style:family="text" style:name="T48">
      <style:text-properties fo:language="en" fo:country="IE"/>
    </style:style>
    <style:style style:family="text" style:name="T49">
      <style:text-properties fo:language="en" fo:country="IE"/>
    </style:style>
    <style:style style:parent-style-name="633" style:list-style-name="WWNum1" style:family="paragraph" style:name="P55">
      <style:text-properties fo:language="en" fo:country="IE"/>
      <style:paragraph-properties/>
    </style:style>
    <style:style style:family="text" style:name="T50">
      <style:text-properties fo:language="en" fo:country="IE"/>
    </style:style>
    <style:style style:family="text" style:name="T51">
      <style:text-properties fo:language="en" fo:country="IE"/>
    </style:style>
    <style:style style:parent-style-name="633" style:list-style-name="WWNum1" style:family="paragraph" style:name="P56">
      <style:text-properties fo:language="en" fo:country="IE"/>
      <style:paragraph-properties/>
    </style:style>
    <style:style style:family="text" style:name="T52">
      <style:text-properties fo:language="en" fo:country="IE"/>
    </style:style>
    <style:style style:family="text" style:name="T53">
      <style:text-properties fo:language="en" fo:country="IE"/>
    </style:style>
    <style:style style:parent-style-name="633" style:list-style-name="WWNum1" style:family="paragraph" style:name="P57">
      <style:text-properties fo:language="en" fo:country="IE"/>
      <style:paragraph-properties/>
    </style:style>
    <style:style style:family="text" style:name="T54">
      <style:text-properties fo:language="en" fo:country="IE"/>
    </style:style>
    <style:style style:family="text" style:name="T55">
      <style:text-properties fo:language="en" fo:country="IE"/>
    </style:style>
    <style:style style:parent-style-name="633" style:family="paragraph" style:name="P58">
      <style:text-properties fo:language="en" fo:country="IE"/>
      <style:paragraph-properties/>
    </style:style>
    <style:style style:family="text" style:name="T56">
      <style:text-properties fo:language="en" fo:country="IE"/>
    </style:style>
    <style:style style:family="text" style:name="T57">
      <style:text-properties fo:language="en" fo:country="IE"/>
    </style:style>
    <style:style style:parent-style-name="633" style:list-style-name="WWNum1" style:family="paragraph" style:name="P59">
      <style:text-properties fo:language="en" fo:country="IE"/>
      <style:paragraph-properties/>
    </style:style>
    <style:style style:family="text" style:name="T58">
      <style:text-properties fo:language="en" fo:country="IE"/>
    </style:style>
    <style:style style:family="text" style:name="T59">
      <style:text-properties fo:language="en" fo:country="IE"/>
    </style:style>
    <style:style style:parent-style-name="633" style:list-style-name="WWNum1" style:family="paragraph" style:name="P60">
      <style:text-properties fo:language="en" fo:country="IE"/>
      <style:paragraph-properties/>
    </style:style>
    <style:style style:family="text" style:name="T60">
      <style:text-properties fo:language="en" fo:country="IE"/>
    </style:style>
    <style:style style:family="text" style:name="T61">
      <style:text-properties fo:language="en" fo:country="IE"/>
    </style:style>
    <style:style style:parent-style-name="633" style:family="paragraph" style:name="P61">
      <style:text-properties fo:language="en" fo:country="IE"/>
      <style:paragraph-properties/>
    </style:style>
    <style:style style:family="text" style:name="T62">
      <style:text-properties fo:language="en" fo:country="IE"/>
    </style:style>
    <style:style style:family="text" style:name="T63">
      <style:text-properties fo:language="en" fo:country="IE"/>
    </style:style>
    <style:style style:parent-style-name="633" style:list-style-name="WWNum1" style:family="paragraph" style:name="P62">
      <style:text-properties fo:language="en" fo:country="IE"/>
      <style:paragraph-properties/>
    </style:style>
    <style:style style:family="text" style:name="T64">
      <style:text-properties fo:language="en" fo:country="IE"/>
    </style:style>
    <style:style style:family="text" style:name="T65">
      <style:text-properties fo:language="en" fo:country="IE"/>
    </style:style>
    <style:style style:parent-style-name="633" style:list-style-name="WWNum1" style:family="paragraph" style:name="P63">
      <style:text-properties fo:language="en" fo:country="IE"/>
      <style:paragraph-properties/>
    </style:style>
    <style:style style:family="text" style:name="T66">
      <style:text-properties fo:language="en" fo:country="IE"/>
    </style:style>
    <style:style style:family="text" style:name="T67">
      <style:text-properties fo:language="en" fo:country="IE"/>
    </style:style>
    <style:style style:parent-style-name="633" style:family="paragraph" style:name="P64">
      <style:text-properties fo:language="en" fo:country="IE"/>
      <style:paragraph-properties/>
    </style:style>
    <style:style style:family="text" style:name="T68">
      <style:text-properties fo:language="en" fo:country="IE"/>
    </style:style>
    <style:style style:family="text" style:name="T69">
      <style:text-properties fo:language="en" fo:country="IE"/>
    </style:style>
    <style:style style:parent-style-name="633" style:list-style-name="WWNum1" style:family="paragraph" style:name="P65">
      <style:text-properties fo:language="en" fo:country="IE"/>
      <style:paragraph-properties/>
    </style:style>
    <style:style style:family="text" style:name="T70">
      <style:text-properties fo:language="en" fo:country="IE"/>
    </style:style>
    <style:style style:family="text" style:name="T71">
      <style:text-properties fo:language="en" fo:country="IE"/>
    </style:style>
    <style:style style:parent-style-name="633" style:list-style-name="WWNum1" style:family="paragraph" style:name="P66">
      <style:text-properties fo:language="en" fo:country="IE"/>
      <style:paragraph-properties/>
    </style:style>
    <style:style style:family="text" style:name="T72">
      <style:text-properties fo:language="en" fo:country="IE"/>
    </style:style>
    <style:style style:family="text" style:name="T73">
      <style:text-properties fo:language="en" fo:country="IE"/>
    </style:style>
    <style:style style:parent-style-name="633" style:family="paragraph" style:name="P67">
      <style:text-properties fo:language="en" fo:country="IE"/>
      <style:paragraph-properties/>
    </style:style>
    <style:style style:family="text" style:name="T74">
      <style:text-properties fo:language="en" fo:country="IE"/>
    </style:style>
    <style:style style:family="text" style:name="T75">
      <style:text-properties fo:language="en" fo:country="IE"/>
    </style:style>
    <style:style style:parent-style-name="633" style:list-style-name="WWNum1" style:family="paragraph" style:name="P68">
      <style:text-properties fo:language="en" fo:country="IE"/>
      <style:paragraph-properties/>
    </style:style>
    <style:style style:family="text" style:name="T76">
      <style:text-properties fo:language="en" fo:country="IE"/>
    </style:style>
    <style:style style:family="text" style:name="T77">
      <style:text-properties fo:language="en" fo:country="IE"/>
    </style:style>
    <style:style style:parent-style-name="633" style:family="paragraph" style:name="P69">
      <style:text-properties fo:language="en" fo:country="IE"/>
      <style:paragraph-properties/>
    </style:style>
    <style:style style:family="text" style:name="T78">
      <style:text-properties fo:language="en" fo:country="IE"/>
    </style:style>
    <style:style style:family="text" style:name="T79">
      <style:text-properties fo:language="en" fo:country="IE"/>
    </style:style>
    <style:style style:parent-style-name="633" style:list-style-name="WWNum1" style:family="paragraph" style:name="P70">
      <style:text-properties fo:language="en" fo:country="IE"/>
      <style:paragraph-properties/>
    </style:style>
    <style:style style:family="text" style:name="T80">
      <style:text-properties fo:language="en" fo:country="IE"/>
    </style:style>
    <style:style style:family="text" style:name="T81">
      <style:text-properties fo:language="en" fo:country="IE"/>
    </style:style>
    <style:style style:parent-style-name="633" style:list-style-name="WWNum1" style:family="paragraph" style:name="P71">
      <style:text-properties fo:language="en" fo:country="IE"/>
      <style:paragraph-properties/>
    </style:style>
    <style:style style:family="text" style:name="T82">
      <style:text-properties fo:language="en" fo:country="IE"/>
    </style:style>
    <style:style style:family="text" style:name="T83">
      <style:text-properties fo:language="en" fo:country="IE"/>
    </style:style>
    <style:style style:parent-style-name="633" style:list-style-name="WWNum1" style:family="paragraph" style:name="P72">
      <style:text-properties fo:language="en" fo:country="IE"/>
      <style:paragraph-properties/>
    </style:style>
    <style:style style:family="text" style:name="T84">
      <style:text-properties fo:language="en" fo:country="IE"/>
    </style:style>
    <style:style style:family="text" style:name="T85">
      <style:text-properties fo:language="en" fo:country="IE"/>
    </style:style>
    <style:style style:parent-style-name="633" style:list-style-name="WWNum1" style:family="paragraph" style:name="P73">
      <style:text-properties fo:language="en" fo:country="IE"/>
      <style:paragraph-properties/>
    </style:style>
    <style:style style:family="text" style:name="T86">
      <style:text-properties fo:language="en" fo:country="IE"/>
    </style:style>
    <style:style style:family="text" style:name="T87">
      <style:text-properties fo:language="en" fo:country="IE"/>
    </style:style>
  </office:automatic-styles>
  <office:body>
    <office:text text:use-soft-page-breaks="true">
      <text:list>
        <text:list-item>
          <text:p text:style-name="P41"><text:span text:style-name="T25">Features</text:span><text:span text:style-name="T26"/></text:p>
        </text:list-item>
      </text:list>
      <text:p text:style-name="P43"><text:span text:style-name="T27"/><text:span/></text:p>
      <text:list text:style-name="WWNum1" text:continue-numbering="true">
        <text:list-item>
          <text:p text:style-name="P44"><text:span text:style-name="T28">Display cards: working</text:span><text:span text:style-name="T29"/></text:p>
        </text:list-item>
        <text:list-item>
          <text:list>
            <text:list-item>
              <text:p text:style-name="P45"><text:span text:style-name="T30">The labels for each of the piles and the lanes are displayed above them;</text:span><text:span text:style-name="T31"/></text:p>
            </text:list-item>
            <text:list-item>
              <text:p text:style-name="P46"><text:span text:style-name="T32">Covered cards are displayed as blocks;</text:span><text:span text:style-name="T33"/></text:p>
            </text:list-item>
            <text:list-item>
              <text:p text:style-name="P47"><text:span text:style-name="T34">Empty piles are displayed as light shade blocks;</text:span><text:span text:style-name="T35"/></text:p>
            </text:list-item>
            <text:list-item>
              <text:p text:style-name="P48"><text:span text:style-name="T36">The size of the displayed lanes changes based on the lenght of the longest lane;</text:span><text:span text:style-name="T37"/></text:p>
            </text:list-item>
            <text:list-item>
              <text:p text:style-name="P49"><text:span text:style-name="T38">The cards are displayed in different colours depending on the colour of the suit, white for black suits and red for red suits.</text:span><text:span text:style-name="T39"/></text:p>
            </text:list-item>
          </text:list>
        </text:list-item>
      </text:list>
      <text:p text:style-name="P50"><text:span text:style-name="T40"/><text:span text:style-name="T41"/></text:p>
      <text:list text:style-name="WWNum1" text:continue-numbering="true">
        <text:list-item>
          <text:p text:style-name="P51"><text:span text:style-name="T42">User input: working</text:span><text:span text:style-name="T43"/></text:p>
        </text:list-item>
        <text:list-item>
          <text:list>
            <text:list-item>
              <text:p text:style-name="P52"><text:span text:style-name="T44">The user is prompted to make a move, the move is checked and different error messages are shown if the command is wrong or the move is not valid. The commands can be either uppercase or lowercase.<text:line-break/>Valid commands are:</text:span><text:span text:style-name="T45"/></text:p>
            </text:list-item>
            <text:list-item>
              <text:list>
                <text:list-item>
                  <text:p text:style-name="P53"><text:span text:style-name="T46">Q</text:span><text:span text:style-name="T47"/></text:p>
                </text:list-item>
                <text:list-item>
                  <text:p text:style-name="P54"><text:span text:style-name="T48">D</text:span><text:span text:style-name="T49"/></text:p>
                </text:list-item>
                <text:list-item>
                  <text:p text:style-name="P55"><text:span text:style-name="T50">&lt;label1&gt;&lt;label2&gt;</text:span><text:span text:style-name="T51"/></text:p>
                </text:list-item>
                <text:list-item>
                  <text:p text:style-name="P56"><text:span text:style-name="T52">&lt;label1&gt;&lt;label2&gt;&lt;number&gt;</text:span><text:span text:style-name="T53"/></text:p>
                </text:list-item>
              </text:list>
            </text:list-item>
            <text:list-item>
              <text:p text:style-name="P57"><text:span text:style-name="T54">Possible labels are: C, D, H, S, P, 1, 2, 3, 4, 5, 6, 7.<text:line-break/>The number can be any number formed by one or two digits.</text:span><text:span text:style-name="T55"/></text:p>
            </text:list-item>
          </text:list>
        </text:list-item>
      </text:list>
      <text:p text:style-name="P58"><text:span text:style-name="T56"/><text:span text:style-name="T57"/></text:p>
      <text:list text:style-name="WWNum1" text:continue-numbering="true">
        <text:list-item>
          <text:p text:style-name="P59"><text:span text:style-name="T58">Draw card from pile: working</text:span><text:span text:style-name="T59"/></text:p>
        </text:list-item>
        <text:list-item>
          <text:list>
            <text:list-item>
              <text:p text:style-name="P60"><text:span text:style-name="T60">When trying to draw from the empty pile, the cards in the uncovered pile are moved back to the draw pile.</text:span><text:span text:style-name="T61"/></text:p>
            </text:list-item>
          </text:list>
        </text:list-item>
      </text:list>
      <text:p text:style-name="P61"><text:span text:style-name="T62"/><text:span text:style-name="T63"/></text:p>
      <text:list text:style-name="WWNum1" text:continue-numbering="true">
        <text:list-item>
          <text:p text:style-name="P62"><text:span text:style-name="T64">Move card: working</text:span><text:span text:style-name="T65"/></text:p>
        </text:list-item>
        <text:list-item>
          <text:list>
            <text:list-item>
              <text:p text:style-name="P63"><text:span text:style-name="T66">When moving between lanes, if the number of cards is sepicified, a move will be attempted using the number; otherwise a move will be attempted detecting automatically the right number of cards to move (if possible).</text:span><text:span text:style-name="T67"/></text:p>
            </text:list-item>
          </text:list>
        </text:list-item>
      </text:list>
      <text:p text:style-name="P64"><text:span text:style-name="T68"/><text:span text:style-name="T69"/></text:p>
      <text:list text:style-name="WWNum1" text:continue-numbering="true">
        <text:list-item>
          <text:p text:style-name="P65"><text:span text:style-name="T70">Game Over: working</text:span><text:span text:style-name="T71"/></text:p>
        </text:list-item>
        <text:list-item>
          <text:list>
            <text:list-item>
              <text:p text:style-name="P66"><text:span text:style-name="T72">When all the suit piles are complete, a game over message will show displaying the score and the number of moves.</text:span><text:span text:style-name="T73"/></text:p>
            </text:list-item>
          </text:list>
        </text:list-item>
      </text:list>
      <text:p text:style-name="P67"><text:span text:style-name="T74"/><text:span text:style-name="T75"/></text:p>
      <text:list text:style-name="WWNum1" text:continue-numbering="true">
        <text:list-item>
          <text:p text:style-name="P68"><text:span text:style-name="T76">Quit: working</text:span><text:span text:style-name="T77"/></text:p>
        </text:list-item>
      </text:list>
      <text:p text:style-name="P69"><text:span text:style-name="T78"/><text:span text:style-name="T79"/></text:p>
      <text:list text:style-name="WWNum1" text:continue-numbering="true">
        <text:list-item>
          <text:p text:style-name="P70"><text:span text:style-name="T80">Score: working</text:span><text:span text:style-name="T81"/></text:p>
        </text:list-item>
        <text:list-item>
          <text:list>
            <text:list-item>
              <text:p text:style-name="P71"><text:span text:style-name="T82">10 points are added when successfully moving a card from the uncovered pile to one of the suits.</text:span><text:span text:style-name="T83"/></text:p>
            </text:list-item>
            <text:list-item>
              <text:p text:style-name="P72"><text:span text:style-name="T84">5 points are added for each card moved between lanes, making sure that points are not added when moving cards between lanes having visible cards of equal rank.</text:span><text:span text:style-name="T85"/></text:p>
            </text:list-item>
            <text:list-item>
              <text:p text:style-name="P73"><text:span text:style-name="T86">20 points are added when moving a card from one of the lanes to one of the suits, however it is possible to repeat the move and the points will be added again.</text:span><text:span text:style-name="T87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35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30">
      <style:text-properties fo:color="#000000" fo:font-family="Liberation Serif" style:font-family-asian="Tahoma" style:font-family-complex="DejaVu Sans" fo:font-size="12pt" fo:language="en" fo:country="IE"/>
      <style:paragraph-properties/>
    </style:style>
    <style:style style:parent-style-name="630" style:display-name="Standard" style:family="paragraph" style:name="631">
      <style:text-properties/>
      <style:paragraph-properties/>
    </style:style>
    <style:style style:parent-style-name="631" style:display-name="Heading" style:family="paragraph" style:name="632">
      <style:text-properties fo:font-family="Liberation Sans" style:font-family-asian="Tahoma" style:font-family-complex="DejaVu Sans" fo:font-size="14pt"/>
      <style:paragraph-properties fo:margin-top="12pt" fo:margin-bottom="6pt"/>
    </style:style>
    <style:style style:parent-style-name="631" style:display-name="Text body" style:family="paragraph" style:name="633">
      <style:text-properties/>
      <style:paragraph-properties fo:line-height="115%" fo:margin-top="0pt" fo:margin-bottom="7pt"/>
    </style:style>
    <style:style style:parent-style-name="633" style:display-name="List" style:family="paragraph" style:name="634">
      <style:text-properties style:font-family-complex="DejaVu Sans"/>
    </style:style>
    <style:style style:parent-style-name="631" style:display-name="Caption" style:family="paragraph" style:name="635">
      <style:text-properties style:font-family-complex="DejaVu Sans" fo:font-size="12pt" fo:font-style="italic"/>
      <style:paragraph-properties fo:margin-top="6pt" fo:margin-bottom="6pt"/>
    </style:style>
    <style:style style:parent-style-name="631" style:display-name="Index" style:family="paragraph" style:name="636">
      <style:text-properties style:font-family-complex="DejaVu Sans"/>
    </style:style>
    <style:style style:parent-style-name="631" style:display-name="Header and Footer" style:family="paragraph" style:name="637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37" style:display-name="Header" style:family="paragraph" style:name="638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32" style:display-name="Heading 1" style:family="paragraph" style:name="639">
      <style:text-properties fo:font-size="18pt" fo:font-weight="bold"/>
      <style:paragraph-properties fo:margin-top="12pt" fo:margin-bottom="6pt"/>
    </style:style>
    <style:style style:parent-style-name="630" style:display-name="Bullet Symbols" style:family="text" style:name="640">
      <style:text-properties fo:font-family="OpenSymbol" style:font-family-asian="OpenSymbol" style:font-family-complex="OpenSymbol"/>
    </style:style>
    <style:style style:class="default" style:display-name="Default Paragraph Font" style:family="text" style:name="765"/>
    <text:list-style style:name="WWNum1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611cm" fo:margin-bottom="2cm" fo:margin-left="2cm" fo:margin-right="2cm"/>
      <style:header-style>
        <style:header-footer-properties svg:height="2cm" fo:min-height="2cm"/>
      </style:header-style>
    </style:page-layout>
    <style:page-layout style:name="Mpm2">
      <style:page-layout-properties fo:page-width="21cm" fo:page-height="29.7cm" style:print-orientation="portrait" fo:margin-top="2.611cm" fo:margin-bottom="2cm" fo:margin-left="2cm" fo:margin-right="2cm"/>
      <style:header-style>
        <style:header-footer-properties svg:height="2cm" fo:min-height="2cm"/>
      </style:header-style>
    </style:page-layout>
    <style:style style:parent-style-name="638" style:family="paragraph" style:name="P40"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38" style:family="paragraph" style:name="P42"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</style:style>
  </office:automatic-styles>
  <office:master-styles>
    <style:master-page style:name="Standard" style:page-layout-name="Mpm1">
      <style:header>
        <text:p text:style-name="P40"><text:span>Giorgio Margherini<text:tab/><text:tab/>23217914</text:span><text:span/></text:p>
      </style:header>
    </style:master-page>
    <style:master-page style:name="MasterPage2" style:page-layout-name="Mpm2">
      <style:header>
        <text:p text:style-name="P42"><text:span>Giorgio Margherini<text:tab/><text:tab/>23217914</text:span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  <meta:creation-date>2023-10-17T09:47:55Z</meta:creation-date>
  </office:meta>
</office:document-meta>
</file>